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UtilsBean.ConvertUtil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UtilsBean.getDefaul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convert( Object value , Class target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nvertUtilsBean.getDefault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setDefaultFloat( float newDefaultFlo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UtilsBean.de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vertUtilsBean.register( boolean throwException , boolean defaultNull , int defaultArra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tUtilsBean.setDefaultByte( byte newDefaultBy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UtilsBean.registerArrays( boolean throwException , int defaultArra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vertUtilsBean.lookup( Class sourceType , Class targetTyp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vertUtilsBean.registerPrimitives( boolean throwExcep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vertUtilsBean.setDefaultShort( short newDefaultSh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UtilsBean.registerStandard( boolean throwException , boolean defaultNull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vertUtilsBean.register( Converter converter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convert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vertUtilsBean.getDefault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convert( String [ ] values , Class clazz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vertUtilsBean.registerArrayConverter( Class componentType , Converter componentConverter , boolean throwException , int defaultArray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vertUtilsBean.setDefaultInteger( int newDefault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UtilsBean.lookup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getDefault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register( Class clazz , Converter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registerOther( boolean throwExcep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vertUtilsBean.getDefaul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setDefaultDouble( double newDefaultDou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UtilsBean.convert( String value , Class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vertUtilsBean.getDefault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deregister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setDefaultLong( long newDefaultLo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UtilsBean.getDefaul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setDefaultBoolean( boolean newDefaultBool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UtilsBean.setDefaultCharacter( char newDefault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rtUtilsBean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.getDefault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